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4c9f5f8238b45fb811abff40257948e" style:family="table-column">
      <style:table-column-properties fo:break-before="auto" style:use-optimal-column-width="false" style:column-width="6cm"/>
    </style:style>
    <style:style style:name="odsStyleTableColumn-36768993ce97a975f6645e278bc67fee" style:family="table-column">
      <style:table-column-properties fo:break-before="auto" style:use-optimal-column-width="false" style:column-width="5cm"/>
    </style:style>
    <style:style style:name="odsStyleTableColumn-be297fb33525e5569d2f71c90ea28c24" style:family="table-column">
      <style:table-column-properties fo:break-before="auto" style:use-optimal-column-width="false" style:column-width="3cm"/>
    </style:style>
    <style:style style:name="odsStyleTableCell-f0bf36f18562ea624d58658bb57cc79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70063121495168ece173d0e7eb2fed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625e703881343c6d3fba063df4c4e6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dc2843db246c518619b457bf13fb40c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c10c77e6d406bbbd4aae335fc0d75b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9cef9774b9670ff1a956e5f342a880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4c9f5f8238b45fb811abff40257948e" table:default-cell-style-name="Default"/>
        <table:table-column table:style-name="odsStyleTableColumn-36768993ce97a975f6645e278bc67fee" table:default-cell-style-name="Default"/>
        <table:table-column table:style-name="odsStyleTableColumn-be297fb33525e5569d2f71c90ea28c24" table:default-cell-style-name="Default"/>
        <table:table-column table:style-name="odsStyleTableColumn-be297fb33525e5569d2f71c90ea28c24" table:default-cell-style-name="Default"/>
        <table:table-column table:style-name="odsStyleTableColumn-be297fb33525e5569d2f71c90ea28c2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0bf36f18562ea624d58658bb57cc79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70063121495168ece173d0e7eb2fed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70063121495168ece173d0e7eb2fed4" table:number-columns-spanned="5" table:number-rows-spanned="1" office:value-type="string">
            <text:p>TABLA No. 53-24</text:p>
          </table:table-cell>
          <table:covered-table-cell table:number-columns-repeated="4"/>
        </table:table-row>
        <table:table-row table:style-name="ro1">
          <table:table-cell table:style-name="odsStyleTableCell-670063121495168ece173d0e7eb2fed4" table:number-columns-spanned="5" table:number-rows-spanned="1" office:value-type="string">
            <text:p>TABLA DE COTIZACIONES DEL 19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70063121495168ece173d0e7eb2fed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625e703881343c6d3fba063df4c4e6c" office:value-type="string">
            <text:p>PAIS</text:p>
          </table:table-cell>
          <table:table-cell table:style-name="odsStyleTableCell-a625e703881343c6d3fba063df4c4e6c" office:value-type="string">
            <text:p>UNIDAD MONETARIA</text:p>
          </table:table-cell>
          <table:table-cell table:style-name="odsStyleTableCell-a625e703881343c6d3fba063df4c4e6c" office:value-type="string">
            <text:p>MONEDA</text:p>
          </table:table-cell>
          <table:table-cell table:style-name="odsStyleTableCell-a625e703881343c6d3fba063df4c4e6c" office:value-type="string">
            <text:p>TIPO DE CAMBIO EN Bs POR UNIDAD DE MONEDA EXTRANJERA</text:p>
          </table:table-cell>
          <table:table-cell table:style-name="odsStyleTableCell-a625e703881343c6d3fba063df4c4e6c" office:value-type="string">
            <text:p>TIPO DE CAMBIO EN M.E.</text:p>
          </table:table-cell>
        </table:table-row>
        <table:table-row table:style-name="ro1">
          <table:table-cell table:style-name="odsStyleTableCell-2dc2843db246c518619b457bf13fb40c" office:value-type="string">
            <text:p>ESTADOS UNIDOS</text:p>
          </table:table-cell>
          <table:table-cell table:style-name="odsStyleTableCell-2dc2843db246c518619b457bf13fb40c" office:value-type="string">
            <text:p>DOLAR VENTA</text:p>
          </table:table-cell>
          <table:table-cell table:style-name="odsStyleTableCell-2dc2843db246c518619b457bf13fb40c" office:value-type="string">
            <text:p>USD.VENTA</text:p>
          </table:table-cell>
          <table:table-cell table:style-name="odsStyleTableCell-3c10c77e6d406bbbd4aae335fc0d75b8" office:value-type="string">
            <text:p>6.96000</text:p>
          </table:table-cell>
          <table:table-cell table:style-name="odsStyleTableCell-3c10c77e6d406bbbd4aae335fc0d75b8" office:value-type="string">
            <text:p/>
          </table:table-cell>
        </table:table-row>
        <table:table-row table:style-name="ro1">
          <table:table-cell table:style-name="odsStyleTableCell-2dc2843db246c518619b457bf13fb40c" office:value-type="string">
            <text:p>ESTADOS UNIDOS</text:p>
          </table:table-cell>
          <table:table-cell table:style-name="odsStyleTableCell-2dc2843db246c518619b457bf13fb40c" office:value-type="string">
            <text:p>DOLAR COMPRA</text:p>
          </table:table-cell>
          <table:table-cell table:style-name="odsStyleTableCell-2dc2843db246c518619b457bf13fb40c" office:value-type="string">
            <text:p>USD.COMPRA</text:p>
          </table:table-cell>
          <table:table-cell table:style-name="odsStyleTableCell-3c10c77e6d406bbbd4aae335fc0d75b8" office:value-type="string">
            <text:p>6.86000</text:p>
          </table:table-cell>
          <table:table-cell table:style-name="odsStyleTableCell-3c10c77e6d406bbbd4aae335fc0d75b8" office:value-type="string">
            <text:p/>
          </table:table-cell>
        </table:table-row>
        <table:table-row table:style-name="ro1">
          <table:table-cell table:style-name="odsStyleTableCell-2dc2843db246c518619b457bf13fb40c" office:value-type="string">
            <text:p>UNION EUROPEA</text:p>
          </table:table-cell>
          <table:table-cell table:style-name="odsStyleTableCell-2dc2843db246c518619b457bf13fb40c" office:value-type="string">
            <text:p>EURO</text:p>
          </table:table-cell>
          <table:table-cell table:style-name="odsStyleTableCell-2dc2843db246c518619b457bf13fb40c" office:value-type="string">
            <text:p>EUR</text:p>
          </table:table-cell>
          <table:table-cell table:style-name="odsStyleTableCell-3c10c77e6d406bbbd4aae335fc0d75b8" office:value-type="string">
            <text:p>7.45822</text:p>
          </table:table-cell>
          <table:table-cell table:style-name="odsStyleTableCell-3c10c77e6d406bbbd4aae335fc0d75b8" office:value-type="string">
            <text:p>0.91979</text:p>
          </table:table-cell>
        </table:table-row>
        <table:table-row table:style-name="ro1">
          <table:table-cell table:style-name="odsStyleTableCell-2dc2843db246c518619b457bf13fb40c" office:value-type="string">
            <text:p>JAPON</text:p>
          </table:table-cell>
          <table:table-cell table:style-name="odsStyleTableCell-2dc2843db246c518619b457bf13fb40c" office:value-type="string">
            <text:p>YEN</text:p>
          </table:table-cell>
          <table:table-cell table:style-name="odsStyleTableCell-2dc2843db246c518619b457bf13fb40c" office:value-type="string">
            <text:p>JPY</text:p>
          </table:table-cell>
          <table:table-cell table:style-name="odsStyleTableCell-3c10c77e6d406bbbd4aae335fc0d75b8" office:value-type="string">
            <text:p>0.04601</text:p>
          </table:table-cell>
          <table:table-cell table:style-name="odsStyleTableCell-3c10c77e6d406bbbd4aae335fc0d75b8" office:value-type="string">
            <text:p>149.10000</text:p>
          </table:table-cell>
        </table:table-row>
        <table:table-row table:style-name="ro1">
          <table:table-cell table:style-name="odsStyleTableCell-2dc2843db246c518619b457bf13fb40c" office:value-type="string">
            <text:p>ARABIA SAUDITA</text:p>
          </table:table-cell>
          <table:table-cell table:style-name="odsStyleTableCell-2dc2843db246c518619b457bf13fb40c" office:value-type="string">
            <text:p>RIYAL SAUDÍ</text:p>
          </table:table-cell>
          <table:table-cell table:style-name="odsStyleTableCell-2dc2843db246c518619b457bf13fb40c" office:value-type="string">
            <text:p>SAR</text:p>
          </table:table-cell>
          <table:table-cell table:style-name="odsStyleTableCell-3c10c77e6d406bbbd4aae335fc0d75b8" office:value-type="string">
            <text:p>1.82919</text:p>
          </table:table-cell>
          <table:table-cell table:style-name="odsStyleTableCell-3c10c77e6d406bbbd4aae335fc0d75b8" office:value-type="string">
            <text:p>3.75030</text:p>
          </table:table-cell>
        </table:table-row>
        <table:table-row table:style-name="ro1">
          <table:table-cell table:style-name="odsStyleTableCell-2dc2843db246c518619b457bf13fb40c" office:value-type="string">
            <text:p>ARGELIA</text:p>
          </table:table-cell>
          <table:table-cell table:style-name="odsStyleTableCell-2dc2843db246c518619b457bf13fb40c" office:value-type="string">
            <text:p>DINAR ARGELINO</text:p>
          </table:table-cell>
          <table:table-cell table:style-name="odsStyleTableCell-2dc2843db246c518619b457bf13fb40c" office:value-type="string">
            <text:p>DZD</text:p>
          </table:table-cell>
          <table:table-cell table:style-name="odsStyleTableCell-3c10c77e6d406bbbd4aae335fc0d75b8" office:value-type="string">
            <text:p>0.05106</text:p>
          </table:table-cell>
          <table:table-cell table:style-name="odsStyleTableCell-3c10c77e6d406bbbd4aae335fc0d75b8" office:value-type="string">
            <text:p>134.34960</text:p>
          </table:table-cell>
        </table:table-row>
        <table:table-row table:style-name="ro1">
          <table:table-cell table:style-name="odsStyleTableCell-2dc2843db246c518619b457bf13fb40c" office:value-type="string">
            <text:p>ARGENTINA</text:p>
          </table:table-cell>
          <table:table-cell table:style-name="odsStyleTableCell-2dc2843db246c518619b457bf13fb40c" office:value-type="string">
            <text:p>PESO</text:p>
          </table:table-cell>
          <table:table-cell table:style-name="odsStyleTableCell-2dc2843db246c518619b457bf13fb40c" office:value-type="string">
            <text:p>ARS</text:p>
          </table:table-cell>
          <table:table-cell table:style-name="odsStyleTableCell-3c10c77e6d406bbbd4aae335fc0d75b8" office:value-type="string">
            <text:p>0.00805</text:p>
          </table:table-cell>
          <table:table-cell table:style-name="odsStyleTableCell-3c10c77e6d406bbbd4aae335fc0d75b8" office:value-type="string">
            <text:p>852.50000</text:p>
          </table:table-cell>
        </table:table-row>
        <table:table-row table:style-name="ro1">
          <table:table-cell table:style-name="odsStyleTableCell-2dc2843db246c518619b457bf13fb40c" office:value-type="string">
            <text:p>AUSTRALIA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AUD</text:p>
          </table:table-cell>
          <table:table-cell table:style-name="odsStyleTableCell-3c10c77e6d406bbbd4aae335fc0d75b8" office:value-type="string">
            <text:p>4.49810</text:p>
          </table:table-cell>
          <table:table-cell table:style-name="odsStyleTableCell-3c10c77e6d406bbbd4aae335fc0d75b8" office:value-type="string">
            <text:p>1.52509</text:p>
          </table:table-cell>
        </table:table-row>
        <table:table-row table:style-name="ro1">
          <table:table-cell table:style-name="odsStyleTableCell-2dc2843db246c518619b457bf13fb40c" office:value-type="string">
            <text:p>BRASIL</text:p>
          </table:table-cell>
          <table:table-cell table:style-name="odsStyleTableCell-2dc2843db246c518619b457bf13fb40c" office:value-type="string">
            <text:p>REAL</text:p>
          </table:table-cell>
          <table:table-cell table:style-name="odsStyleTableCell-2dc2843db246c518619b457bf13fb40c" office:value-type="string">
            <text:p>BRL</text:p>
          </table:table-cell>
          <table:table-cell table:style-name="odsStyleTableCell-3c10c77e6d406bbbd4aae335fc0d75b8" office:value-type="string">
            <text:p>1.36512</text:p>
          </table:table-cell>
          <table:table-cell table:style-name="odsStyleTableCell-3c10c77e6d406bbbd4aae335fc0d75b8" office:value-type="string">
            <text:p>5.02520</text:p>
          </table:table-cell>
        </table:table-row>
        <table:table-row table:style-name="ro1">
          <table:table-cell table:style-name="odsStyleTableCell-2dc2843db246c518619b457bf13fb40c" office:value-type="string">
            <text:p>CANADA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CAD</text:p>
          </table:table-cell>
          <table:table-cell table:style-name="odsStyleTableCell-3c10c77e6d406bbbd4aae335fc0d75b8" office:value-type="string">
            <text:p>5.06909</text:p>
          </table:table-cell>
          <table:table-cell table:style-name="odsStyleTableCell-3c10c77e6d406bbbd4aae335fc0d75b8" office:value-type="string">
            <text:p>1.35330</text:p>
          </table:table-cell>
        </table:table-row>
        <table:table-row table:style-name="ro1">
          <table:table-cell table:style-name="odsStyleTableCell-2dc2843db246c518619b457bf13fb40c" office:value-type="string">
            <text:p>CHILE</text:p>
          </table:table-cell>
          <table:table-cell table:style-name="odsStyleTableCell-2dc2843db246c518619b457bf13fb40c" office:value-type="string">
            <text:p>PESO</text:p>
          </table:table-cell>
          <table:table-cell table:style-name="odsStyleTableCell-2dc2843db246c518619b457bf13fb40c" office:value-type="string">
            <text:p>CLP</text:p>
          </table:table-cell>
          <table:table-cell table:style-name="odsStyleTableCell-3c10c77e6d406bbbd4aae335fc0d75b8" office:value-type="string">
            <text:p>0.00723</text:p>
          </table:table-cell>
          <table:table-cell table:style-name="odsStyleTableCell-3c10c77e6d406bbbd4aae335fc0d75b8" office:value-type="string">
            <text:p>948.48000</text:p>
          </table:table-cell>
        </table:table-row>
        <table:table-row table:style-name="ro1">
          <table:table-cell table:style-name="odsStyleTableCell-2dc2843db246c518619b457bf13fb40c" office:value-type="string">
            <text:p>COLOMBIA</text:p>
          </table:table-cell>
          <table:table-cell table:style-name="odsStyleTableCell-2dc2843db246c518619b457bf13fb40c" office:value-type="string">
            <text:p>PESO</text:p>
          </table:table-cell>
          <table:table-cell table:style-name="odsStyleTableCell-2dc2843db246c518619b457bf13fb40c" office:value-type="string">
            <text:p>COP</text:p>
          </table:table-cell>
          <table:table-cell table:style-name="odsStyleTableCell-3c10c77e6d406bbbd4aae335fc0d75b8" office:value-type="string">
            <text:p>0.00176</text:p>
          </table:table-cell>
          <table:table-cell table:style-name="odsStyleTableCell-3c10c77e6d406bbbd4aae335fc0d75b8" office:value-type="string">
            <text:p>3,895.48000</text:p>
          </table:table-cell>
        </table:table-row>
        <table:table-row table:style-name="ro1">
          <table:table-cell table:style-name="odsStyleTableCell-2dc2843db246c518619b457bf13fb40c" office:value-type="string">
            <text:p>COREA DEL SUR</text:p>
          </table:table-cell>
          <table:table-cell table:style-name="odsStyleTableCell-2dc2843db246c518619b457bf13fb40c" office:value-type="string">
            <text:p>WON</text:p>
          </table:table-cell>
          <table:table-cell table:style-name="odsStyleTableCell-2dc2843db246c518619b457bf13fb40c" office:value-type="string">
            <text:p>KRW</text:p>
          </table:table-cell>
          <table:table-cell table:style-name="odsStyleTableCell-3c10c77e6d406bbbd4aae335fc0d75b8" office:value-type="string">
            <text:p>0.00514</text:p>
          </table:table-cell>
          <table:table-cell table:style-name="odsStyleTableCell-3c10c77e6d406bbbd4aae335fc0d75b8" office:value-type="string">
            <text:p>1,333.88000</text:p>
          </table:table-cell>
        </table:table-row>
        <table:table-row table:style-name="ro1">
          <table:table-cell table:style-name="odsStyleTableCell-2dc2843db246c518619b457bf13fb40c" office:value-type="string">
            <text:p>COSTA RICA</text:p>
          </table:table-cell>
          <table:table-cell table:style-name="odsStyleTableCell-2dc2843db246c518619b457bf13fb40c" office:value-type="string">
            <text:p>COLON COSTARRICENSE</text:p>
          </table:table-cell>
          <table:table-cell table:style-name="odsStyleTableCell-2dc2843db246c518619b457bf13fb40c" office:value-type="string">
            <text:p>CRC</text:p>
          </table:table-cell>
          <table:table-cell table:style-name="odsStyleTableCell-3c10c77e6d406bbbd4aae335fc0d75b8" office:value-type="string">
            <text:p>0.01362</text:p>
          </table:table-cell>
          <table:table-cell table:style-name="odsStyleTableCell-3c10c77e6d406bbbd4aae335fc0d75b8" office:value-type="string">
            <text:p>503.57000</text:p>
          </table:table-cell>
        </table:table-row>
        <table:table-row table:style-name="ro1">
          <table:table-cell table:style-name="odsStyleTableCell-2dc2843db246c518619b457bf13fb40c" office:value-type="string">
            <text:p>REPUBLICA CHECA</text:p>
          </table:table-cell>
          <table:table-cell table:style-name="odsStyleTableCell-2dc2843db246c518619b457bf13fb40c" office:value-type="string">
            <text:p>CORONA CHECA</text:p>
          </table:table-cell>
          <table:table-cell table:style-name="odsStyleTableCell-2dc2843db246c518619b457bf13fb40c" office:value-type="string">
            <text:p>CZK</text:p>
          </table:table-cell>
          <table:table-cell table:style-name="odsStyleTableCell-3c10c77e6d406bbbd4aae335fc0d75b8" office:value-type="string">
            <text:p>0.29564</text:p>
          </table:table-cell>
          <table:table-cell table:style-name="odsStyleTableCell-3c10c77e6d406bbbd4aae335fc0d75b8" office:value-type="string">
            <text:p>23.20410</text:p>
          </table:table-cell>
        </table:table-row>
        <table:table-row table:style-name="ro1">
          <table:table-cell table:style-name="odsStyleTableCell-2dc2843db246c518619b457bf13fb40c" office:value-type="string">
            <text:p>DINAMARCA</text:p>
          </table:table-cell>
          <table:table-cell table:style-name="odsStyleTableCell-2dc2843db246c518619b457bf13fb40c" office:value-type="string">
            <text:p>CORONA</text:p>
          </table:table-cell>
          <table:table-cell table:style-name="odsStyleTableCell-2dc2843db246c518619b457bf13fb40c" office:value-type="string">
            <text:p>DKK</text:p>
          </table:table-cell>
          <table:table-cell table:style-name="odsStyleTableCell-3c10c77e6d406bbbd4aae335fc0d75b8" office:value-type="string">
            <text:p>1.00020</text:p>
          </table:table-cell>
          <table:table-cell table:style-name="odsStyleTableCell-3c10c77e6d406bbbd4aae335fc0d75b8" office:value-type="string">
            <text:p>6.85860</text:p>
          </table:table-cell>
        </table:table-row>
        <table:table-row table:style-name="ro1">
          <table:table-cell table:style-name="odsStyleTableCell-2dc2843db246c518619b457bf13fb40c" office:value-type="string">
            <text:p>ECUADOR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USD</text:p>
          </table:table-cell>
          <table:table-cell table:style-name="odsStyleTableCell-3c10c77e6d406bbbd4aae335fc0d75b8" office:value-type="string">
            <text:p>6.86000</text:p>
          </table:table-cell>
          <table:table-cell table:style-name="odsStyleTableCell-3c10c77e6d406bbbd4aae335fc0d75b8" office:value-type="string">
            <text:p>1.00000</text:p>
          </table:table-cell>
        </table:table-row>
        <table:table-row table:style-name="ro1">
          <table:table-cell table:style-name="odsStyleTableCell-2dc2843db246c518619b457bf13fb40c" office:value-type="string">
            <text:p>EMIRATOS ARABES</text:p>
          </table:table-cell>
          <table:table-cell table:style-name="odsStyleTableCell-2dc2843db246c518619b457bf13fb40c" office:value-type="string">
            <text:p>DIRHAM</text:p>
          </table:table-cell>
          <table:table-cell table:style-name="odsStyleTableCell-2dc2843db246c518619b457bf13fb40c" office:value-type="string">
            <text:p>AED</text:p>
          </table:table-cell>
          <table:table-cell table:style-name="odsStyleTableCell-3c10c77e6d406bbbd4aae335fc0d75b8" office:value-type="string">
            <text:p>1.86789</text:p>
          </table:table-cell>
          <table:table-cell table:style-name="odsStyleTableCell-3c10c77e6d406bbbd4aae335fc0d75b8" office:value-type="string">
            <text:p>3.67260</text:p>
          </table:table-cell>
        </table:table-row>
        <table:table-row table:style-name="ro1">
          <table:table-cell table:style-name="odsStyleTableCell-2dc2843db246c518619b457bf13fb40c" office:value-type="string">
            <text:p>FILIPINAS</text:p>
          </table:table-cell>
          <table:table-cell table:style-name="odsStyleTableCell-2dc2843db246c518619b457bf13fb40c" office:value-type="string">
            <text:p>PESO FILIPINO</text:p>
          </table:table-cell>
          <table:table-cell table:style-name="odsStyleTableCell-2dc2843db246c518619b457bf13fb40c" office:value-type="string">
            <text:p>PHP</text:p>
          </table:table-cell>
          <table:table-cell table:style-name="odsStyleTableCell-3c10c77e6d406bbbd4aae335fc0d75b8" office:value-type="string">
            <text:p>0.12348</text:p>
          </table:table-cell>
          <table:table-cell table:style-name="odsStyleTableCell-3c10c77e6d406bbbd4aae335fc0d75b8" office:value-type="string">
            <text:p>55.55500</text:p>
          </table:table-cell>
        </table:table-row>
        <table:table-row table:style-name="ro1">
          <table:table-cell table:style-name="odsStyleTableCell-2dc2843db246c518619b457bf13fb40c" office:value-type="string">
            <text:p>HAITÍ</text:p>
          </table:table-cell>
          <table:table-cell table:style-name="odsStyleTableCell-2dc2843db246c518619b457bf13fb40c" office:value-type="string">
            <text:p>GOURDE</text:p>
          </table:table-cell>
          <table:table-cell table:style-name="odsStyleTableCell-2dc2843db246c518619b457bf13fb40c" office:value-type="string">
            <text:p>HTG</text:p>
          </table:table-cell>
          <table:table-cell table:style-name="odsStyleTableCell-3c10c77e6d406bbbd4aae335fc0d75b8" office:value-type="string">
            <text:p>0.05186</text:p>
          </table:table-cell>
          <table:table-cell table:style-name="odsStyleTableCell-3c10c77e6d406bbbd4aae335fc0d75b8" office:value-type="string">
            <text:p>132.29010</text:p>
          </table:table-cell>
        </table:table-row>
        <table:table-row table:style-name="ro1">
          <table:table-cell table:style-name="odsStyleTableCell-2dc2843db246c518619b457bf13fb40c" office:value-type="string">
            <text:p>HONG KONG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HKD</text:p>
          </table:table-cell>
          <table:table-cell table:style-name="odsStyleTableCell-3c10c77e6d406bbbd4aae335fc0d75b8" office:value-type="string">
            <text:p>0.87729</text:p>
          </table:table-cell>
          <table:table-cell table:style-name="odsStyleTableCell-3c10c77e6d406bbbd4aae335fc0d75b8" office:value-type="string">
            <text:p>7.81950</text:p>
          </table:table-cell>
        </table:table-row>
        <table:table-row table:style-name="ro1">
          <table:table-cell table:style-name="odsStyleTableCell-2dc2843db246c518619b457bf13fb40c" office:value-type="string">
            <text:p>INDIA</text:p>
          </table:table-cell>
          <table:table-cell table:style-name="odsStyleTableCell-2dc2843db246c518619b457bf13fb40c" office:value-type="string">
            <text:p>RUPIA</text:p>
          </table:table-cell>
          <table:table-cell table:style-name="odsStyleTableCell-2dc2843db246c518619b457bf13fb40c" office:value-type="string">
            <text:p>INR</text:p>
          </table:table-cell>
          <table:table-cell table:style-name="odsStyleTableCell-3c10c77e6d406bbbd4aae335fc0d75b8" office:value-type="string">
            <text:p>0.08274</text:p>
          </table:table-cell>
          <table:table-cell table:style-name="odsStyleTableCell-3c10c77e6d406bbbd4aae335fc0d75b8" office:value-type="string">
            <text:p>82.91250</text:p>
          </table:table-cell>
        </table:table-row>
        <table:table-row table:style-name="ro1">
          <table:table-cell table:style-name="odsStyleTableCell-2dc2843db246c518619b457bf13fb40c" office:value-type="string">
            <text:p>INDONESIA</text:p>
          </table:table-cell>
          <table:table-cell table:style-name="odsStyleTableCell-2dc2843db246c518619b457bf13fb40c" office:value-type="string">
            <text:p>RUPIA INDONESIA</text:p>
          </table:table-cell>
          <table:table-cell table:style-name="odsStyleTableCell-2dc2843db246c518619b457bf13fb40c" office:value-type="string">
            <text:p>IDR</text:p>
          </table:table-cell>
          <table:table-cell table:style-name="odsStyleTableCell-3c10c77e6d406bbbd4aae335fc0d75b8" office:value-type="string">
            <text:p>0.00044</text:p>
          </table:table-cell>
          <table:table-cell table:style-name="odsStyleTableCell-3c10c77e6d406bbbd4aae335fc0d75b8" office:value-type="string">
            <text:p>15,690.00000</text:p>
          </table:table-cell>
        </table:table-row>
        <table:table-row table:style-name="ro1">
          <table:table-cell table:style-name="odsStyleTableCell-2dc2843db246c518619b457bf13fb40c" office:value-type="string">
            <text:p>ISRAEL</text:p>
          </table:table-cell>
          <table:table-cell table:style-name="odsStyleTableCell-2dc2843db246c518619b457bf13fb40c" office:value-type="string">
            <text:p>NUEVO SÉQUEL</text:p>
          </table:table-cell>
          <table:table-cell table:style-name="odsStyleTableCell-2dc2843db246c518619b457bf13fb40c" office:value-type="string">
            <text:p>ILS</text:p>
          </table:table-cell>
          <table:table-cell table:style-name="odsStyleTableCell-3c10c77e6d406bbbd4aae335fc0d75b8" office:value-type="string">
            <text:p>1.87827</text:p>
          </table:table-cell>
          <table:table-cell table:style-name="odsStyleTableCell-3c10c77e6d406bbbd4aae335fc0d75b8" office:value-type="string">
            <text:p>3.65230</text:p>
          </table:table-cell>
        </table:table-row>
        <table:table-row table:style-name="ro1">
          <table:table-cell table:style-name="odsStyleTableCell-2dc2843db246c518619b457bf13fb40c" office:value-type="string">
            <text:p>MALASIA</text:p>
          </table:table-cell>
          <table:table-cell table:style-name="odsStyleTableCell-2dc2843db246c518619b457bf13fb40c" office:value-type="string">
            <text:p>RINGGIT MALAYO</text:p>
          </table:table-cell>
          <table:table-cell table:style-name="odsStyleTableCell-2dc2843db246c518619b457bf13fb40c" office:value-type="string">
            <text:p>MYR</text:p>
          </table:table-cell>
          <table:table-cell table:style-name="odsStyleTableCell-3c10c77e6d406bbbd4aae335fc0d75b8" office:value-type="string">
            <text:p>1.45401</text:p>
          </table:table-cell>
          <table:table-cell table:style-name="odsStyleTableCell-3c10c77e6d406bbbd4aae335fc0d75b8" office:value-type="string">
            <text:p>4.71800</text:p>
          </table:table-cell>
        </table:table-row>
        <table:table-row table:style-name="ro1">
          <table:table-cell table:style-name="odsStyleTableCell-2dc2843db246c518619b457bf13fb40c" office:value-type="string">
            <text:p>MEXICO</text:p>
          </table:table-cell>
          <table:table-cell table:style-name="odsStyleTableCell-2dc2843db246c518619b457bf13fb40c" office:value-type="string">
            <text:p>PESO</text:p>
          </table:table-cell>
          <table:table-cell table:style-name="odsStyleTableCell-2dc2843db246c518619b457bf13fb40c" office:value-type="string">
            <text:p>MXN</text:p>
          </table:table-cell>
          <table:table-cell table:style-name="odsStyleTableCell-3c10c77e6d406bbbd4aae335fc0d75b8" office:value-type="string">
            <text:p>0.40723</text:p>
          </table:table-cell>
          <table:table-cell table:style-name="odsStyleTableCell-3c10c77e6d406bbbd4aae335fc0d75b8" office:value-type="string">
            <text:p>16.84570</text:p>
          </table:table-cell>
        </table:table-row>
        <table:table-row table:style-name="ro1">
          <table:table-cell table:style-name="odsStyleTableCell-2dc2843db246c518619b457bf13fb40c" office:value-type="string">
            <text:p>NORUEGA</text:p>
          </table:table-cell>
          <table:table-cell table:style-name="odsStyleTableCell-2dc2843db246c518619b457bf13fb40c" office:value-type="string">
            <text:p>CORONA</text:p>
          </table:table-cell>
          <table:table-cell table:style-name="odsStyleTableCell-2dc2843db246c518619b457bf13fb40c" office:value-type="string">
            <text:p>NOK</text:p>
          </table:table-cell>
          <table:table-cell table:style-name="odsStyleTableCell-3c10c77e6d406bbbd4aae335fc0d75b8" office:value-type="string">
            <text:p>0.64381</text:p>
          </table:table-cell>
          <table:table-cell table:style-name="odsStyleTableCell-3c10c77e6d406bbbd4aae335fc0d75b8" office:value-type="string">
            <text:p>10.65530</text:p>
          </table:table-cell>
        </table:table-row>
        <table:table-row table:style-name="ro1">
          <table:table-cell table:style-name="odsStyleTableCell-2dc2843db246c518619b457bf13fb40c" office:value-type="string">
            <text:p>PANAMÁ</text:p>
          </table:table-cell>
          <table:table-cell table:style-name="odsStyleTableCell-2dc2843db246c518619b457bf13fb40c" office:value-type="string">
            <text:p>BALBOA</text:p>
          </table:table-cell>
          <table:table-cell table:style-name="odsStyleTableCell-2dc2843db246c518619b457bf13fb40c" office:value-type="string">
            <text:p>PAB</text:p>
          </table:table-cell>
          <table:table-cell table:style-name="odsStyleTableCell-3c10c77e6d406bbbd4aae335fc0d75b8" office:value-type="string">
            <text:p>6.86000</text:p>
          </table:table-cell>
          <table:table-cell table:style-name="odsStyleTableCell-3c10c77e6d406bbbd4aae335fc0d75b8" office:value-type="string">
            <text:p>1.00000</text:p>
          </table:table-cell>
        </table:table-row>
        <table:table-row table:style-name="ro1">
          <table:table-cell table:style-name="odsStyleTableCell-2dc2843db246c518619b457bf13fb40c" office:value-type="string">
            <text:p>PARAGUAY</text:p>
          </table:table-cell>
          <table:table-cell table:style-name="odsStyleTableCell-2dc2843db246c518619b457bf13fb40c" office:value-type="string">
            <text:p>GUARANI</text:p>
          </table:table-cell>
          <table:table-cell table:style-name="odsStyleTableCell-2dc2843db246c518619b457bf13fb40c" office:value-type="string">
            <text:p>PYG</text:p>
          </table:table-cell>
          <table:table-cell table:style-name="odsStyleTableCell-3c10c77e6d406bbbd4aae335fc0d75b8" office:value-type="string">
            <text:p>0.00094</text:p>
          </table:table-cell>
          <table:table-cell table:style-name="odsStyleTableCell-3c10c77e6d406bbbd4aae335fc0d75b8" office:value-type="string">
            <text:p>7,300.40000</text:p>
          </table:table-cell>
        </table:table-row>
        <table:table-row table:style-name="ro1">
          <table:table-cell table:style-name="odsStyleTableCell-2dc2843db246c518619b457bf13fb40c" office:value-type="string">
            <text:p>PERU</text:p>
          </table:table-cell>
          <table:table-cell table:style-name="odsStyleTableCell-2dc2843db246c518619b457bf13fb40c" office:value-type="string">
            <text:p>NUEVO SOL</text:p>
          </table:table-cell>
          <table:table-cell table:style-name="odsStyleTableCell-2dc2843db246c518619b457bf13fb40c" office:value-type="string">
            <text:p>PEN</text:p>
          </table:table-cell>
          <table:table-cell table:style-name="odsStyleTableCell-3c10c77e6d406bbbd4aae335fc0d75b8" office:value-type="string">
            <text:p>1.85180</text:p>
          </table:table-cell>
          <table:table-cell table:style-name="odsStyleTableCell-3c10c77e6d406bbbd4aae335fc0d75b8" office:value-type="string">
            <text:p>3.70450</text:p>
          </table:table-cell>
        </table:table-row>
        <table:table-row table:style-name="ro1">
          <table:table-cell table:style-name="odsStyleTableCell-2dc2843db246c518619b457bf13fb40c" office:value-type="string">
            <text:p>REINO UNIDO</text:p>
          </table:table-cell>
          <table:table-cell table:style-name="odsStyleTableCell-2dc2843db246c518619b457bf13fb40c" office:value-type="string">
            <text:p>LIBRA</text:p>
          </table:table-cell>
          <table:table-cell table:style-name="odsStyleTableCell-2dc2843db246c518619b457bf13fb40c" office:value-type="string">
            <text:p>GBP</text:p>
          </table:table-cell>
          <table:table-cell table:style-name="odsStyleTableCell-3c10c77e6d406bbbd4aae335fc0d75b8" office:value-type="string">
            <text:p>8.73274</text:p>
          </table:table-cell>
          <table:table-cell table:style-name="odsStyleTableCell-3c10c77e6d406bbbd4aae335fc0d75b8" office:value-type="string">
            <text:p>0.78555</text:p>
          </table:table-cell>
        </table:table-row>
        <table:table-row table:style-name="ro1">
          <table:table-cell table:style-name="odsStyleTableCell-2dc2843db246c518619b457bf13fb40c" office:value-type="string">
            <text:p>REPÚBLICA DOMINICANA</text:p>
          </table:table-cell>
          <table:table-cell table:style-name="odsStyleTableCell-2dc2843db246c518619b457bf13fb40c" office:value-type="string">
            <text:p>PESO DOMINICANO</text:p>
          </table:table-cell>
          <table:table-cell table:style-name="odsStyleTableCell-2dc2843db246c518619b457bf13fb40c" office:value-type="string">
            <text:p>DOP</text:p>
          </table:table-cell>
          <table:table-cell table:style-name="odsStyleTableCell-3c10c77e6d406bbbd4aae335fc0d75b8" office:value-type="string">
            <text:p>0.11621</text:p>
          </table:table-cell>
          <table:table-cell table:style-name="odsStyleTableCell-3c10c77e6d406bbbd4aae335fc0d75b8" office:value-type="string">
            <text:p>59.02900</text:p>
          </table:table-cell>
        </table:table-row>
        <table:table-row table:style-name="ro1">
          <table:table-cell table:style-name="odsStyleTableCell-2dc2843db246c518619b457bf13fb40c" office:value-type="string">
            <text:p>REP.POPULAR CHINA</text:p>
          </table:table-cell>
          <table:table-cell table:style-name="odsStyleTableCell-2dc2843db246c518619b457bf13fb40c" office:value-type="string">
            <text:p>YUAN RENMINBI OFFSHORE</text:p>
          </table:table-cell>
          <table:table-cell table:style-name="odsStyleTableCell-2dc2843db246c518619b457bf13fb40c" office:value-type="string">
            <text:p>CNH</text:p>
          </table:table-cell>
          <table:table-cell table:style-name="odsStyleTableCell-3c10c77e6d406bbbd4aae335fc0d75b8" office:value-type="string">
            <text:p>0.95185</text:p>
          </table:table-cell>
          <table:table-cell table:style-name="odsStyleTableCell-3c10c77e6d406bbbd4aae335fc0d75b8" office:value-type="string">
            <text:p>7.20700</text:p>
          </table:table-cell>
        </table:table-row>
        <table:table-row table:style-name="ro1">
          <table:table-cell table:style-name="odsStyleTableCell-2dc2843db246c518619b457bf13fb40c" office:value-type="string">
            <text:p>RUSIA</text:p>
          </table:table-cell>
          <table:table-cell table:style-name="odsStyleTableCell-2dc2843db246c518619b457bf13fb40c" office:value-type="string">
            <text:p>RUBLO RUSO</text:p>
          </table:table-cell>
          <table:table-cell table:style-name="odsStyleTableCell-2dc2843db246c518619b457bf13fb40c" office:value-type="string">
            <text:p>RUB</text:p>
          </table:table-cell>
          <table:table-cell table:style-name="odsStyleTableCell-3c10c77e6d406bbbd4aae335fc0d75b8" office:value-type="string">
            <text:p>0.07479</text:p>
          </table:table-cell>
          <table:table-cell table:style-name="odsStyleTableCell-3c10c77e6d406bbbd4aae335fc0d75b8" office:value-type="string">
            <text:p>91.72000</text:p>
          </table:table-cell>
        </table:table-row>
        <table:table-row table:style-name="ro1">
          <table:table-cell table:style-name="odsStyleTableCell-2dc2843db246c518619b457bf13fb40c" office:value-type="string">
            <text:p>SINGAPUR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SGD</text:p>
          </table:table-cell>
          <table:table-cell table:style-name="odsStyleTableCell-3c10c77e6d406bbbd4aae335fc0d75b8" office:value-type="string">
            <text:p>5.12208</text:p>
          </table:table-cell>
          <table:table-cell table:style-name="odsStyleTableCell-3c10c77e6d406bbbd4aae335fc0d75b8" office:value-type="string">
            <text:p>1.33930</text:p>
          </table:table-cell>
        </table:table-row>
        <table:table-row table:style-name="ro1">
          <table:table-cell table:style-name="odsStyleTableCell-2dc2843db246c518619b457bf13fb40c" office:value-type="string">
            <text:p>SUDÁFRICA</text:p>
          </table:table-cell>
          <table:table-cell table:style-name="odsStyleTableCell-2dc2843db246c518619b457bf13fb40c" office:value-type="string">
            <text:p>RAND</text:p>
          </table:table-cell>
          <table:table-cell table:style-name="odsStyleTableCell-2dc2843db246c518619b457bf13fb40c" office:value-type="string">
            <text:p>ZAR</text:p>
          </table:table-cell>
          <table:table-cell table:style-name="odsStyleTableCell-3c10c77e6d406bbbd4aae335fc0d75b8" office:value-type="string">
            <text:p>0.36197</text:p>
          </table:table-cell>
          <table:table-cell table:style-name="odsStyleTableCell-3c10c77e6d406bbbd4aae335fc0d75b8" office:value-type="string">
            <text:p>18.95190</text:p>
          </table:table-cell>
        </table:table-row>
        <table:table-row table:style-name="ro1">
          <table:table-cell table:style-name="odsStyleTableCell-2dc2843db246c518619b457bf13fb40c" office:value-type="string">
            <text:p>SUECIA</text:p>
          </table:table-cell>
          <table:table-cell table:style-name="odsStyleTableCell-2dc2843db246c518619b457bf13fb40c" office:value-type="string">
            <text:p>CORONA</text:p>
          </table:table-cell>
          <table:table-cell table:style-name="odsStyleTableCell-2dc2843db246c518619b457bf13fb40c" office:value-type="string">
            <text:p>SEK</text:p>
          </table:table-cell>
          <table:table-cell table:style-name="odsStyleTableCell-3c10c77e6d406bbbd4aae335fc0d75b8" office:value-type="string">
            <text:p>0.65720</text:p>
          </table:table-cell>
          <table:table-cell table:style-name="odsStyleTableCell-3c10c77e6d406bbbd4aae335fc0d75b8" office:value-type="string">
            <text:p>10.43830</text:p>
          </table:table-cell>
        </table:table-row>
        <table:table-row table:style-name="ro1">
          <table:table-cell table:style-name="odsStyleTableCell-2dc2843db246c518619b457bf13fb40c" office:value-type="string">
            <text:p>SUIZA</text:p>
          </table:table-cell>
          <table:table-cell table:style-name="odsStyleTableCell-2dc2843db246c518619b457bf13fb40c" office:value-type="string">
            <text:p>FRANCO</text:p>
          </table:table-cell>
          <table:table-cell table:style-name="odsStyleTableCell-2dc2843db246c518619b457bf13fb40c" office:value-type="string">
            <text:p>CHF</text:p>
          </table:table-cell>
          <table:table-cell table:style-name="odsStyleTableCell-3c10c77e6d406bbbd4aae335fc0d75b8" office:value-type="string">
            <text:p>7.72523</text:p>
          </table:table-cell>
          <table:table-cell table:style-name="odsStyleTableCell-3c10c77e6d406bbbd4aae335fc0d75b8" office:value-type="string">
            <text:p>0.88800</text:p>
          </table:table-cell>
        </table:table-row>
        <table:table-row table:style-name="ro1">
          <table:table-cell table:style-name="odsStyleTableCell-2dc2843db246c518619b457bf13fb40c" office:value-type="string">
            <text:p>TAILANDIA</text:p>
          </table:table-cell>
          <table:table-cell table:style-name="odsStyleTableCell-2dc2843db246c518619b457bf13fb40c" office:value-type="string">
            <text:p>THAI BAHT</text:p>
          </table:table-cell>
          <table:table-cell table:style-name="odsStyleTableCell-2dc2843db246c518619b457bf13fb40c" office:value-type="string">
            <text:p>THB</text:p>
          </table:table-cell>
          <table:table-cell table:style-name="odsStyleTableCell-3c10c77e6d406bbbd4aae335fc0d75b8" office:value-type="string">
            <text:p>0.19057</text:p>
          </table:table-cell>
          <table:table-cell table:style-name="odsStyleTableCell-3c10c77e6d406bbbd4aae335fc0d75b8" office:value-type="string">
            <text:p>35.99800</text:p>
          </table:table-cell>
        </table:table-row>
        <table:table-row table:style-name="ro1">
          <table:table-cell table:style-name="odsStyleTableCell-2dc2843db246c518619b457bf13fb40c" office:value-type="string">
            <text:p>TAIWAN</text:p>
          </table:table-cell>
          <table:table-cell table:style-name="odsStyleTableCell-2dc2843db246c518619b457bf13fb40c" office:value-type="string">
            <text:p>DÓLAR</text:p>
          </table:table-cell>
          <table:table-cell table:style-name="odsStyleTableCell-2dc2843db246c518619b457bf13fb40c" office:value-type="string">
            <text:p>TWD</text:p>
          </table:table-cell>
          <table:table-cell table:style-name="odsStyleTableCell-3c10c77e6d406bbbd4aae335fc0d75b8" office:value-type="string">
            <text:p>0.21662</text:p>
          </table:table-cell>
          <table:table-cell table:style-name="odsStyleTableCell-3c10c77e6d406bbbd4aae335fc0d75b8" office:value-type="string">
            <text:p>31.66900</text:p>
          </table:table-cell>
        </table:table-row>
        <table:table-row table:style-name="ro1">
          <table:table-cell table:style-name="odsStyleTableCell-2dc2843db246c518619b457bf13fb40c" office:value-type="string">
            <text:p>TÚNEZ</text:p>
          </table:table-cell>
          <table:table-cell table:style-name="odsStyleTableCell-2dc2843db246c518619b457bf13fb40c" office:value-type="string">
            <text:p>DINAR TUNECINO</text:p>
          </table:table-cell>
          <table:table-cell table:style-name="odsStyleTableCell-2dc2843db246c518619b457bf13fb40c" office:value-type="string">
            <text:p>TND</text:p>
          </table:table-cell>
          <table:table-cell table:style-name="odsStyleTableCell-3c10c77e6d406bbbd4aae335fc0d75b8" office:value-type="string">
            <text:p>2.21105</text:p>
          </table:table-cell>
          <table:table-cell table:style-name="odsStyleTableCell-3c10c77e6d406bbbd4aae335fc0d75b8" office:value-type="string">
            <text:p>3.10260</text:p>
          </table:table-cell>
        </table:table-row>
        <table:table-row table:style-name="ro1">
          <table:table-cell table:style-name="odsStyleTableCell-2dc2843db246c518619b457bf13fb40c" office:value-type="string">
            <text:p>TURQUÍA</text:p>
          </table:table-cell>
          <table:table-cell table:style-name="odsStyleTableCell-2dc2843db246c518619b457bf13fb40c" office:value-type="string">
            <text:p>LIRA TURCA</text:p>
          </table:table-cell>
          <table:table-cell table:style-name="odsStyleTableCell-2dc2843db246c518619b457bf13fb40c" office:value-type="string">
            <text:p>TRY</text:p>
          </table:table-cell>
          <table:table-cell table:style-name="odsStyleTableCell-3c10c77e6d406bbbd4aae335fc0d75b8" office:value-type="string">
            <text:p>0.21237</text:p>
          </table:table-cell>
          <table:table-cell table:style-name="odsStyleTableCell-3c10c77e6d406bbbd4aae335fc0d75b8" office:value-type="string">
            <text:p>32.30200</text:p>
          </table:table-cell>
        </table:table-row>
        <table:table-row table:style-name="ro1">
          <table:table-cell table:style-name="odsStyleTableCell-2dc2843db246c518619b457bf13fb40c" office:value-type="string">
            <text:p>URUGUAY</text:p>
          </table:table-cell>
          <table:table-cell table:style-name="odsStyleTableCell-2dc2843db246c518619b457bf13fb40c" office:value-type="string">
            <text:p>PESO</text:p>
          </table:table-cell>
          <table:table-cell table:style-name="odsStyleTableCell-2dc2843db246c518619b457bf13fb40c" office:value-type="string">
            <text:p>UYU</text:p>
          </table:table-cell>
          <table:table-cell table:style-name="odsStyleTableCell-3c10c77e6d406bbbd4aae335fc0d75b8" office:value-type="string">
            <text:p>0.17851</text:p>
          </table:table-cell>
          <table:table-cell table:style-name="odsStyleTableCell-3c10c77e6d406bbbd4aae335fc0d75b8" office:value-type="string">
            <text:p>38.43000</text:p>
          </table:table-cell>
        </table:table-row>
        <table:table-row table:style-name="ro1">
          <table:table-cell table:style-name="odsStyleTableCell-2dc2843db246c518619b457bf13fb40c" office:value-type="string">
            <text:p>VENEZUELA</text:p>
          </table:table-cell>
          <table:table-cell table:style-name="odsStyleTableCell-2dc2843db246c518619b457bf13fb40c" office:value-type="string">
            <text:p>BOLIVAR DIGITAL</text:p>
          </table:table-cell>
          <table:table-cell table:style-name="odsStyleTableCell-2dc2843db246c518619b457bf13fb40c" office:value-type="string">
            <text:p>VES</text:p>
          </table:table-cell>
          <table:table-cell table:style-name="odsStyleTableCell-3c10c77e6d406bbbd4aae335fc0d75b8" office:value-type="string">
            <text:p>0.18923</text:p>
          </table:table-cell>
          <table:table-cell table:style-name="odsStyleTableCell-3c10c77e6d406bbbd4aae335fc0d75b8" office:value-type="string">
            <text:p>36.25230</text:p>
          </table:table-cell>
        </table:table-row>
        <table:table-row table:style-name="ro1">
          <table:table-cell table:style-name="odsStyleTableCell-2dc2843db246c518619b457bf13fb40c" office:value-type="string">
            <text:p>VIETNAM</text:p>
          </table:table-cell>
          <table:table-cell table:style-name="odsStyleTableCell-2dc2843db246c518619b457bf13fb40c" office:value-type="string">
            <text:p>DONG</text:p>
          </table:table-cell>
          <table:table-cell table:style-name="odsStyleTableCell-2dc2843db246c518619b457bf13fb40c" office:value-type="string">
            <text:p>VND</text:p>
          </table:table-cell>
          <table:table-cell table:style-name="odsStyleTableCell-3c10c77e6d406bbbd4aae335fc0d75b8" office:value-type="string">
            <text:p>0.00028</text:p>
          </table:table-cell>
          <table:table-cell table:style-name="odsStyleTableCell-3c10c77e6d406bbbd4aae335fc0d75b8" office:value-type="string">
            <text:p>24,725.00000</text:p>
          </table:table-cell>
        </table:table-row>
        <table:table-row table:style-name="ro1">
          <table:table-cell table:style-name="odsStyleTableCell-2dc2843db246c518619b457bf13fb40c" office:value-type="string">
            <text:p/>
          </table:table-cell>
          <table:table-cell table:style-name="odsStyleTableCell-2dc2843db246c518619b457bf13fb40c" office:value-type="string">
            <text:p>DERECHO ESPECIAL DE GIRO</text:p>
          </table:table-cell>
          <table:table-cell table:style-name="odsStyleTableCell-2dc2843db246c518619b457bf13fb40c" office:value-type="string">
            <text:p>USD/D.E.G.</text:p>
          </table:table-cell>
          <table:table-cell table:style-name="odsStyleTableCell-3c10c77e6d406bbbd4aae335fc0d75b8" office:value-type="string">
            <text:p/>
          </table:table-cell>
          <table:table-cell table:style-name="odsStyleTableCell-3c10c77e6d406bbbd4aae335fc0d75b8" office:value-type="string">
            <text:p>1.33162</text:p>
          </table:table-cell>
        </table:table-row>
        <table:table-row table:style-name="ro1">
          <table:table-cell table:style-name="odsStyleTableCell-2dc2843db246c518619b457bf13fb40c" office:value-type="string">
            <text:p/>
          </table:table-cell>
          <table:table-cell table:style-name="odsStyleTableCell-2dc2843db246c518619b457bf13fb40c" office:value-type="string">
            <text:p>UNIDAD DE FOMENTO DE VIVIENDA</text:p>
          </table:table-cell>
          <table:table-cell table:style-name="odsStyleTableCell-2dc2843db246c518619b457bf13fb40c" office:value-type="string">
            <text:p>Bs/UFV</text:p>
          </table:table-cell>
          <table:table-cell table:style-name="odsStyleTableCell-3c10c77e6d406bbbd4aae335fc0d75b8" office:value-type="string">
            <text:p/>
          </table:table-cell>
          <table:table-cell table:style-name="odsStyleTableCell-3c10c77e6d406bbbd4aae335fc0d75b8" office:value-type="string">
            <text:p>2.4851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70063121495168ece173d0e7eb2fed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625e703881343c6d3fba063df4c4e6c" office:value-type="string">
            <text:p> </text:p>
          </table:table-cell>
          <table:table-cell table:style-name="odsStyleTableCell-a625e703881343c6d3fba063df4c4e6c" office:value-type="string">
            <text:p>UNIDAD MONETARIA</text:p>
          </table:table-cell>
          <table:table-cell table:style-name="odsStyleTableCell-a625e703881343c6d3fba063df4c4e6c" office:value-type="string">
            <text:p>MONEDA</text:p>
          </table:table-cell>
          <table:table-cell table:style-name="odsStyleTableCell-a625e703881343c6d3fba063df4c4e6c" office:value-type="string">
            <text:p>TIPO DE CAMBIO EN M.E.</text:p>
          </table:table-cell>
        </table:table-row>
        <table:table-row table:style-name="ro1">
          <table:table-cell table:style-name="odsStyleTableCell-2dc2843db246c518619b457bf13fb40c" office:value-type="string">
            <text:p>ORO</text:p>
          </table:table-cell>
          <table:table-cell table:style-name="odsStyleTableCell-2dc2843db246c518619b457bf13fb40c" office:value-type="string">
            <text:p>ONZA TROY ORO</text:p>
          </table:table-cell>
          <table:table-cell table:style-name="odsStyleTableCell-2dc2843db246c518619b457bf13fb40c" office:value-type="string">
            <text:p>USD./O.T.F.</text:p>
          </table:table-cell>
          <table:table-cell table:style-name="odsStyleTableCell-3c10c77e6d406bbbd4aae335fc0d75b8" office:value-type="string">
            <text:p>2,160.06000</text:p>
          </table:table-cell>
        </table:table-row>
        <table:table-row table:style-name="ro1">
          <table:table-cell table:style-name="odsStyleTableCell-2dc2843db246c518619b457bf13fb40c" office:value-type="string">
            <text:p>PLATA</text:p>
          </table:table-cell>
          <table:table-cell table:style-name="odsStyleTableCell-2dc2843db246c518619b457bf13fb40c" office:value-type="string">
            <text:p>ONZA TROY PLATA</text:p>
          </table:table-cell>
          <table:table-cell table:style-name="odsStyleTableCell-2dc2843db246c518619b457bf13fb40c" office:value-type="string">
            <text:p>USD./O.T.F.</text:p>
          </table:table-cell>
          <table:table-cell table:style-name="odsStyleTableCell-3c10c77e6d406bbbd4aae335fc0d75b8" office:value-type="string">
            <text:p>25.050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70063121495168ece173d0e7eb2fed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625e703881343c6d3fba063df4c4e6c" office:value-type="string">
            <text:p> </text:p>
          </table:table-cell>
          <table:table-cell table:style-name="odsStyleTableCell-a625e703881343c6d3fba063df4c4e6c" office:value-type="string">
            <text:p>1 MES</text:p>
          </table:table-cell>
          <table:table-cell table:style-name="odsStyleTableCell-a625e703881343c6d3fba063df4c4e6c" office:value-type="string">
            <text:p>3 MESES</text:p>
          </table:table-cell>
          <table:table-cell table:style-name="odsStyleTableCell-a625e703881343c6d3fba063df4c4e6c" office:value-type="string">
            <text:p>6 MESES</text:p>
          </table:table-cell>
        </table:table-row>
        <table:table-row table:style-name="ro1">
          <table:table-cell table:style-name="odsStyleTableCell-59cef9774b9670ff1a956e5f342a880b" office:value-type="string">
            <text:p>TASA LIBOR(USD)</text:p>
          </table:table-cell>
          <table:table-cell table:style-name="odsStyleTableCell-3c10c77e6d406bbbd4aae335fc0d75b8" office:value-type="string">
            <text:p>5.44</text:p>
          </table:table-cell>
          <table:table-cell table:style-name="odsStyleTableCell-3c10c77e6d406bbbd4aae335fc0d75b8" office:value-type="string">
            <text:p>5.59</text:p>
          </table:table-cell>
          <table:table-cell table:style-name="odsStyleTableCell-3c10c77e6d406bbbd4aae335fc0d75b8" office:value-type="string">
            <text:p>5.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dc2843db246c518619b457bf13fb40c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3</meta:creation-date>
    <meta:generator>ods générator</meta:generator>
    <dc:date>2024-10-18T20:18:53</dc:date>
    <meta:editing-duration>PT1S</meta:editing-duration>
    <meta:editing-cycles>1</meta:editing-cycles>
    <meta:document-statistic meta:table-count="1" meta:cell-count="4" meta:object-count="0"/>
  </office:meta>
</office:document-meta>
</file>